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3ccd2c" officeooo:paragraph-rsid="0015fe0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3ccd2c" officeooo:paragraph-rsid="0015fe0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3ccd2c" officeooo:paragraph-rsid="0015fe0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normal" officeooo:rsid="003ccd2c" officeooo:paragraph-rsid="0015fe0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3ccd2c" officeooo:paragraph-rsid="0015fe0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normal" officeooo:rsid="003d24d3" officeooo:paragraph-rsid="0015fe0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12121" style:font-name="Liberation Serif" fo:font-size="12pt" fo:letter-spacing="normal" fo:font-style="normal" fo:font-weight="bold" officeooo:rsid="003d24d3" officeooo:paragraph-rsid="0015fe05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normal" officeooo:rsid="003e0f87" officeooo:paragraph-rsid="0015fe05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normal" officeooo:paragraph-rsid="0015fe05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normal" officeooo:rsid="00477ce5" officeooo:paragraph-rsid="0015fe05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bold" officeooo:rsid="003e0f87" officeooo:paragraph-rsid="0015fe05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4pt" fo:letter-spacing="normal" fo:font-style="normal" fo:font-weight="bold" officeooo:rsid="00477ce5" officeooo:paragraph-rsid="0015fe05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style:font-name="Liberation Serif" officeooo:paragraph-rsid="0015fe05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normal" officeooo:rsid="003d24d3" officeooo:paragraph-rsid="0015fe05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15fe05" style:font-size-asian="12pt" style:font-size-complex="12pt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15fe05" style:font-size-asian="12pt" style:font-size-complex="12pt"/>
    </style:style>
    <style:style style:name="P17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15fe05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paragraph-rsid="0015fe05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bold" officeooo:paragraph-rsid="0015fe05" style:font-size-asian="12pt" style:font-size-complex="12pt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fe05"/>
    </style:style>
    <style:style style:name="P21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fe05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fe05"/>
    </style:style>
    <style:style style:name="P2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212121" style:font-name="Liberation Serif" fo:font-size="12pt" fo:letter-spacing="normal" fo:font-style="normal" fo:font-weight="bold" officeooo:rsid="00477ce5" officeooo:paragraph-rsid="0015fe05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12121" fo:letter-spacing="normal" fo:font-style="normal"/>
    </style:style>
    <style:style style:name="T2" style:family="text">
      <style:text-properties fo:font-variant="normal" fo:text-transform="none" fo:color="#212121" fo:font-size="12pt" fo:letter-spacing="normal" fo:font-style="normal" fo:font-weight="normal"/>
    </style:style>
    <style:style style:name="T3" style:family="text">
      <style:text-properties fo:font-variant="normal" fo:text-transform="none" fo:color="#212121" fo:font-size="12pt" fo:letter-spacing="normal" fo:font-style="normal" fo:font-weight="normal" officeooo:rsid="003e0f87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582b23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DL, DML, DCL, TCL Commands:</text:p>
      <text:p text:style-name="P2"/>
      <text:p text:style-name="P3">1)DDL-Data Definition Language:</text:p>
      <text:p text:style-name="P2"/>
      <text:p text:style-name="P4"><text:tab/><text:span text:style-name="T1">CREATE – Creates objects in the database</text:span></text:p>
      <text:p text:style-name="P5"><text:tab/>ALTER – Alters objects of the database</text:p>
      <text:p text:style-name="P5"><text:tab/>DROP – Deletes objects of the database</text:p>
      <text:p text:style-name="P5"><text:tab/>TRUNCATE – Deletes all records from a table and resets table identity to initial value.</text:p>
      <text:p text:style-name="P5"/>
      <text:p text:style-name="P7">2)DML-Data Manupulation Language:</text:p>
      <text:p text:style-name="P6"/>
      <text:p text:style-name="P6"><text:tab/>SELECT – Retrieves data from a table</text:p>
      <text:p text:style-name="P6"><text:tab/>INSERT - <text:s/>Inserts data into a table</text:p>
      <text:p text:style-name="P6"><text:tab/>UPDATE – Updates existing data into a table</text:p>
      <text:p text:style-name="P6"><text:tab/>DELETE – Deletes all records from a table</text:p>
      <text:p text:style-name="P6"/>
      <text:p text:style-name="P7">3)DCL-Data Controle Language:</text:p>
      <text:p text:style-name="P6"/>
      <text:p text:style-name="P6"><text:tab/>GRANT – Gives user's access privileges to database.</text:p>
      <text:p text:style-name="P14"><text:tab/><text:tab/>REVOKE – Withdraws user's access privileges to database given with the GRANT <text:s text:c="20"/><text:tab/><text:tab/><text:tab/> <text:s text:c="8"/>command.</text:p>
      <text:p text:style-name="P8"/>
      <text:p text:style-name="P11">4)TCL-Transaction Controle Language.</text:p>
      <text:p text:style-name="P8"/>
      <text:p text:style-name="P13"><text:span text:style-name="T3"><text:tab/><text:tab/></text:span><text:span text:style-name="T2">COMMIT – Saves work done in transactions.</text:span><text:span text:style-name="T1"><text:line-break/><text:tab/><text:tab/></text:span><text:span text:style-name="T2">ROLLBACK – Restores database to original state since the last COMMIT command in <text:tab/><text:tab/><text:tab/><text:tab/><text:tab/> <text:s/>transactions.</text:span><text:span text:style-name="T1"><text:line-break/><text:tab/><text:tab/></text:span><text:span text:style-name="T2">SAVE TRANSACTION – Sets a savepoint within a transaction.</text:span></text:p>
      <text:p text:style-name="P9"/>
      <text:p text:style-name="P12">Difference Between the Delete,Truncate and Drop:</text:p>
      <text:p text:style-name="P10"/>
      <text:p text:style-name="P23">DELETE:</text:p>
      <text:list xml:id="list926758021" text:style-name="L1">
        <text:list-item>
          <text:p text:style-name="P20"><text:span text:style-name="T5">This</text:span><text:span text:style-name="T4"> command will </text:span><text:span text:style-name="T6">temporarily </text:span><text:span text:style-name="T7">delete the data </text:span><text:span text:style-name="T4">from database.</text:span></text:p>
        </text:list-item>
        <text:list-item>
          <text:p text:style-name="P15">Before commit operation ,if we roll back we will get the data.</text:p>
        </text:list-item>
        <text:list-item>
          <text:p text:style-name="P15">It won’t re-initialize the table .</text:p>
        </text:list-item>
        <text:list-item>
          <text:p text:style-name="P15">command: sql&gt;delete from &lt;table_name&gt;</text:p>
        </text:list-item>
        <text:list-item>
          <text:p text:style-name="P15">It is a data manipulation language command.</text:p>
        </text:list-item>
      </text:list>
      <text:p text:style-name="P19">use:</text:p>
      <text:p text:style-name="P18">we can delete single column from table.</text:p>
      <text:p text:style-name="P18"/>
      <text:p text:style-name="P19">TRUNCATE:</text:p>
      <text:list xml:id="list2763043068" text:style-name="L4">
        <text:list-item>
          <text:p text:style-name="P21"><text:span text:style-name="T4">This command will </text:span><text:span text:style-name="T6">permanently </text:span><text:span text:style-name="T7">delete the data</text:span><text:span text:style-name="T4"> from database.</text:span></text:p>
        </text:list-item>
        <text:list-item>
          <text:p text:style-name="P16">If we roll back also we won’t get the data.</text:p>
        </text:list-item>
        <text:list-item>
          <text:p text:style-name="P16">It will re-initialize the table.</text:p>
        </text:list-item>
        <text:list-item>
          <text:p text:style-name="P16">command: sql&gt;truncate table &lt;table_name&gt;</text:p>
        </text:list-item>
      </text:list>
      <text:p text:style-name="P19">use:</text:p>
      <text:p text:style-name="P18">we can delete entire table .</text:p>
      <text:p text:style-name="P18"/>
      <text:p text:style-name="P19">DROP:</text:p>
      <text:list xml:id="list3769639638" text:style-name="L5">
        <text:list-item>
          <text:p text:style-name="P22"><text:soft-page-break/><text:span text:style-name="T4">This command will completely </text:span><text:span text:style-name="T6">destroy </text:span><text:span text:style-name="T7">table</text:span><text:span text:style-name="T4"> from database.</text:span></text:p>
        </text:list-item>
        <text:list-item>
          <text:p text:style-name="P17">command: sql&gt;drop table &lt;table_name&gt;</text:p>
        </text:list-item>
      </text:list>
      <text:p text:style-name="P19">use:</text:p>
      <text:p text:style-name="P18">we can remove table from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25:48.383351853</meta:creation-date>
    <dc:date>2019-10-16T15:26:13.008889475</dc:date>
    <meta:editing-duration>PT25S</meta:editing-duration>
    <meta:editing-cycles>1</meta:editing-cycles>
    <meta:document-statistic meta:table-count="0" meta:image-count="0" meta:object-count="0" meta:page-count="2" meta:paragraph-count="37" meta:word-count="242" meta:character-count="1608" meta:non-whitespace-character-count="1345"/>
    <meta:generator>LibreOffice/6.0.7.3$Linux_X86_64 LibreOffice_project/00m0$Build-3</meta:generator>
  </office:meta>
</office:document-meta>
</file>